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3000000009177C13F2CDD8232E.png" manifest:media-type="image/png"/>
  <manifest:file-entry manifest:full-path="Pictures/1000165F000004FF000000F23AE5B79DB8A7AE39.svg" manifest:media-type="image/svg+xml"/>
  <manifest:file-entry manifest:full-path="Pictures/10000201000000200000000CB6327A1041B28A46.png" manifest:media-type="image/png"/>
  <manifest:file-entry manifest:full-path="Pictures/10000F68000002F20000017A5AD1BBD37A740ADC.svg" manifest:media-type="image/svg+xml"/>
  <manifest:file-entry manifest:full-path="Pictures/10000201000000ED00000010D39294D8C1673ED5.png" manifest:media-type="image/png"/>
  <manifest:file-entry manifest:full-path="Pictures/100002010000001C0000000EF98D0279A6137F9E.png" manifest:media-type="image/png"/>
  <manifest:file-entry manifest:full-path="Pictures/1000908100001CCD0000015FF95233A46D90C810.svg" manifest:media-type="image/svg+xml"/>
  <manifest:file-entry manifest:full-path="Pictures/10007CC400001877000001A7664DAA9055AF7F1D.svg" manifest:media-type="image/svg+xml"/>
  <manifest:file-entry manifest:full-path="Pictures/10001382000002780000017A6FEFCA5BBF0F6230.svg" manifest:media-type="image/svg+xml"/>
  <manifest:file-entry manifest:full-path="Pictures/10000201000001170000000D56632123B46E0CA9.png" manifest:media-type="image/png"/>
  <manifest:file-entry manifest:full-path="Pictures/10000CCE000002D4000001577BEC3329F363DFF9.svg" manifest:media-type="image/svg+xml"/>
  <manifest:file-entry manifest:full-path="Pictures/10000201000000180000000E966423891236F221.png" manifest:media-type="image/png"/>
  <manifest:file-entry manifest:full-path="Pictures/100002010000001B0000000D5E74D390E84E303F.png" manifest:media-type="image/png"/>
  <manifest:file-entry manifest:full-path="Pictures/10000EDE000003460000013C5FF16113FE75C46E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19d4e1" officeooo:paragraph-rsid="0019d4e1"/>
    </style:style>
    <style:style style:name="P2" style:family="paragraph" style:parent-style-name="Text_20_body">
      <style:text-properties officeooo:rsid="001ad9f3" officeooo:paragraph-rsid="001ad9f3"/>
    </style:style>
    <style:style style:name="P3" style:family="paragraph" style:parent-style-name="Text_20_body">
      <style:text-properties officeooo:rsid="001c0602" officeooo:paragraph-rsid="001c0602"/>
    </style:style>
    <style:style style:name="P4" style:family="paragraph" style:parent-style-name="Title">
      <style:text-properties officeooo:rsid="0019d4e1" officeooo:paragraph-rsid="0019d4e1"/>
    </style:style>
    <style:style style:name="P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9d4e1"/>
    </style: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8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Lab Report 4</text:p>
      <text:h text:style-name="Heading_20_1" text:outline-level="1"><text:tab/><text:tab/><text:tab/><text:tab/><text:tab/><text:span text:style-name="T1">Kartik Sethi</text:span></text:h>
      <text:p text:style-name="P1">Q1.</text:p>
      <text:p text:style-name="P1"><text:tab/><draw:g text:anchor-type="as-char" svg:y="-0.392cm" draw:z-index="0" draw:style-name="gr1"><svg:title>TexMaths</svg:title><svg:desc>12§display§p(z) = p_1 z^n + p_2 z^{n-1} + \cdots + p_n z + p_{n+1}§svg§600§FALSE§</svg:desc><draw:frame draw:style-name="gr8" draw:text-style-name="P5" svg:width="7.515cm" svg:height="0.507cm" svg:x="0cm" svg:y="0cm"><draw:image xlink:href="Pictures/10007CC400001877000001A7664DAA9055AF7F1D.svg" xlink:type="simple" xlink:show="embed" xlink:actuate="onLoad" loext:mime-type="image/svg+xml"><text:p/></draw:image><draw:image xlink:href="Pictures/10000201000000ED00000010D39294D8C1673ED5.png" xlink:type="simple" xlink:show="embed" xlink:actuate="onLoad" loext:mime-type="image/png"/></draw:frame></draw:g></text:p>
      <text:p text:style-name="P1">Horner’s method utilizes the following trick to calculate <draw:g text:anchor-type="as-char" svg:y="-0.339cm" draw:z-index="1" draw:style-name="gr1"><svg:title>TexMaths</svg:title><svg:desc>12§display§p(z)§svg§600§FALSE§</svg:desc><draw:frame draw:style-name="gr7" draw:text-style-name="P5" svg:width="0.757cm" svg:height="0.452cm" svg:x="0cm" svg:y="0cm"><draw:image xlink:href="Pictures/10001382000002780000017A6FEFCA5BBF0F6230.svg" xlink:type="simple" xlink:show="embed" xlink:actuate="onLoad" loext:mime-type="image/svg+xml"><text:p/></draw:image><draw:image xlink:href="Pictures/10000201000000180000000E966423891236F221.png" xlink:type="simple" xlink:show="embed" xlink:actuate="onLoad" loext:mime-type="image/png"/></draw:frame></draw:g><text:s/>in <draw:g text:anchor-type="as-char" svg:y="-0.339cm" draw:z-index="2" draw:style-name="gr1"><svg:title>TexMaths</svg:title><svg:desc>12§display§O(n)§svg§600§FALSE§</svg:desc><draw:frame draw:style-name="gr6" draw:text-style-name="P5" svg:width="0.906cm" svg:height="0.452cm" svg:x="0cm" svg:y="0cm"><draw:image xlink:href="Pictures/10000F68000002F20000017A5AD1BBD37A740ADC.svg" xlink:type="simple" xlink:show="embed" xlink:actuate="onLoad" loext:mime-type="image/svg+xml"><text:p/></draw:image><draw:image xlink:href="Pictures/100002010000001C0000000EF98D0279A6137F9E.png" xlink:type="simple" xlink:show="embed" xlink:actuate="onLoad" loext:mime-type="image/png"/></draw:frame></draw:g><text:s/>time</text:p>
      <text:p text:style-name="Text_20_body"><draw:g text:anchor-type="as-char" svg:y="-0.314cm" draw:z-index="3" draw:style-name="gr1"><svg:title>TexMaths</svg:title><svg:desc>12§display§p(x) = p_{n + 1} + x(p_n + \cdots + x(p_3 + x(p_2 + p_1 x)))§svg§600§FALSE§</svg:desc><draw:frame draw:style-name="gr5" draw:text-style-name="P5" svg:width="8.845cm" svg:height="0.421cm" svg:x="0cm" svg:y="0cm"><draw:image xlink:href="Pictures/1000908100001CCD0000015FF95233A46D90C810.svg" xlink:type="simple" xlink:show="embed" xlink:actuate="onLoad" loext:mime-type="image/svg+xml"><text:p/></draw:image><draw:image xlink:href="Pictures/10000201000001170000000D56632123B46E0CA9.png" xlink:type="simple" xlink:show="embed" xlink:actuate="onLoad" loext:mime-type="image/png"/></draw:frame></draw:g></text:p>
      <text:p text:style-name="P1"/>
      <text:p text:style-name="P2">Q2. I observed that for almost all tolerance level from <draw:g text:anchor-type="as-char" svg:y="-0.409cm" draw:z-index="4" draw:style-name="gr1"><svg:title>TexMaths</svg:title><svg:desc>12§display§10^{-6}§svg§600§FALSE§</svg:desc><draw:frame draw:style-name="gr4" draw:text-style-name="P5" svg:width="0.869cm" svg:height="0.41cm" svg:x="0cm" svg:y="0cm"><draw:image xlink:href="Pictures/10000CCE000002D4000001577BEC3329F363DFF9.svg" xlink:type="simple" xlink:show="embed" xlink:actuate="onLoad" loext:mime-type="image/svg+xml"><text:p/></draw:image><draw:image xlink:href="Pictures/100002010000001B0000000D5E74D390E84E303F.png" xlink:type="simple" xlink:show="embed" xlink:actuate="onLoad" loext:mime-type="image/png"/></draw:frame></draw:g><text:s/>to <draw:g text:anchor-type="as-char" svg:y="-0.379cm" draw:z-index="5" draw:style-name="gr1"><svg:title>TexMaths</svg:title><svg:desc>12§display§10^{-16}§svg§600§FALSE§</svg:desc><draw:frame draw:style-name="gr3" draw:text-style-name="P5" svg:width="1.006cm" svg:height="0.38cm" svg:x="0cm" svg:y="0cm"><draw:image xlink:href="Pictures/10000EDE000003460000013C5FF16113FE75C46E.svg" xlink:type="simple" xlink:show="embed" xlink:actuate="onLoad" loext:mime-type="image/svg+xml"><text:p/></draw:image><draw:image xlink:href="Pictures/10000201000000200000000CB6327A1041B28A46.png" xlink:type="simple" xlink:show="embed" xlink:actuate="onLoad" loext:mime-type="image/png"/></draw:frame></draw:g><text:s/>it gives the root as </text:p>
      <text:p text:style-name="P2"><text:tab/><draw:g text:anchor-type="as-char" svg:y="-0.289cm" draw:z-index="6" draw:style-name="gr1"><svg:title>TexMaths</svg:title><svg:desc>12§display§ x = 1.98§svg§600§FALSE§</svg:desc><draw:frame draw:style-name="gr2" draw:text-style-name="P5" svg:width="1.535cm" svg:height="0.29cm" svg:x="0cm" svg:y="0cm"><draw:image xlink:href="Pictures/1000165F000004FF000000F23AE5B79DB8A7AE39.svg" xlink:type="simple" xlink:show="embed" xlink:actuate="onLoad" loext:mime-type="image/svg+xml"><text:p/></draw:image><draw:image xlink:href="Pictures/100002010000003000000009177C13F2CDD8232E.png" xlink:type="simple" xlink:show="embed" xlink:actuate="onLoad" loext:mime-type="image/png"/></draw:frame></draw:g> , this is because of floating point errors in calculation.</text:p>
      <text:p text:style-name="P3">Q3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8T18:28:22.300256209</meta:creation-date>
    <dc:date>2020-10-08T19:28:30.514167019</dc:date>
    <meta:editing-duration>PT29M37S</meta:editing-duration>
    <meta:editing-cycles>1</meta:editing-cycles>
    <meta:generator>LibreOffice/6.4.6.2$Linux_X86_64 LibreOffice_project/40$Build-2</meta:generator>
    <meta:document-statistic meta:table-count="0" meta:image-count="0" meta:object-count="0" meta:page-count="1" meta:paragraph-count="9" meta:word-count="43" meta:character-count="245" meta:non-whitespace-character-count="196"/>
  </office:meta>
</office:document-meta>
</file>